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66" fo:wrap-option="wrap" style:shrink-to-fit="fals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style:shrink-to-fit="fals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 style:shrink-to-fit="false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Raw Text </text:p>
          </table:table-cell>
          <table:table-cell table:style-name="ce4" office:value-type="string" calcext:value-type="string">
            <text:p>Descriptive</text:p>
            <text:p>Codes </text:p>
          </table:table-cell>
          <table:table-cell table:style-name="ce4" office:value-type="string" calcext:value-type="string">
            <text:p>Interpretative</text:p>
            <text:p>Codes </text:p>
          </table:table-cell>
          <table:table-cell table:style-name="ce4" office:value-type="string" calcext:value-type="string">
            <text:p>Overarching</text:p>
            <text:p>Themes </text:p>
          </table:table-cell>
        </table:table-row>
        <table:table-row table:style-name="ro2">
          <table:table-cell table:style-name="ce2" office:value-type="string" calcext:value-type="string">
            <text:p>Was hat dich damals bewegt, ein Abo für einen VoD-Service abzuschliesse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 Tip hatte ich von meiner Schwester. Also die haben sich das schon vorher geholt, und ja..., die hat mir halt dann den Tip gegeben, dass des so toll ist 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s daran fand sie so tol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 , das war halt erstmal neu für sie und sie wollte ihrer Schwester halt berichten... also..., das des halt was für sie wäre.... genau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nach dem du den Tip von deiner Schwester erhalten hast, wie bist du danach vorgegangen bzw. Was hast du dann gemacht, bevor du den Vertrag letzendlich abgeschlossen ha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 ähhm, ich hab eigentlich nur meinen Freund gefragt und dann.... dann war's plötzlich da! 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die Registrierung...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ine Ahnung, hat alles mein Freund gemacht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k, dann würde ich jetzt einfach mal fragen, bei welchen Gelegenheiten nutzt du denn das Angebo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Ähm, Neuheiten, Filme... (*überleg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nur Filme im Speziell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h was halt grad so... ja... auch alte Filme schau ich.... Serien..... eigentlich alle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o und wann schaust du da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stens abends.... im Wohnzimmer , im Schlafzimmer, (*lacht*) überall.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omit also auf den jeweiligen TVs, die da steh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, ich also eigentlich nur auf den Fernsehern. Also nach der Arbeit zum Auspann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anz allgemein, wie sind denn deine Erfahrungen jetzt mit diese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*lacht*) ganz ok, passt scho... mittlerweil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heißt 'mittlerweile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 Anfang schaut man halt, wo man hinschalten muss, wo man was findet... joah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k, also im Vergleich zum bisherigen Umgang mit dem Fernsehprogramm, was war and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 eigentlich nicht viel, ich mach halt erst die Playstation an und dann funktioniert das schon... eigentlich ganz simpel! Also ich hab jetzt keinen Vergleich zu anderen Anbieter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gefällt dir denn am bestehenden Angebo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ff,... Neuheiten!... ja nicht unbeding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heißt 'nicht unbedingt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ch alte Filme... was man schon lange nicht mehr gesehen hat (*schmunzel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ibt es denn Sachen, die dir am System nicht gefallen oder dich gar frustriert hab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..ja, das bestimmte Filme was kost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du hast erwartet, dass du über das System alle Filme für umsonst bekomm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 das wäre toll! Ist ja ein Abo. Also ich hätte halt nicht erwartet, dass da noch Sachen angeboten werden, die noch was kosten. Das ist echt fies!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außer der Sache mit den zusätzlichen Kost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...hmm... ne, also wie gesagt, hätt ich einen anderen Vergleich... ne is O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ast du denn Vorschläge, ganz allgemein, was man am bestehenden Angebot noch verbessern könnt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mir fällt da ganz spontan nichts ein.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k, und vom Design/Aufmachung der Oberfläch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, eigentlich ganz Ok... (überlegt lange) … ach da fällt mir noch ein, mir ist scho mal passiert, dass ich da auf ein Bild klicke und danach ganz andere Sachen komm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ist da genau passi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, da war ein Bild von einer Serie und danach wurde die dann aber gar nicht mehr angezeigt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so du hast auf ein Vorschaubild einer Serie geklickt und im nächstem Bildschirm war die dann nicht mehr zu seh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genau, das war nicht so toll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ab es auch mal Situation, wo du nicht mehr weiter wusstest i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eigentlich nicht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k, da du das Angebot jetzt schon länger nutzt, hat sich das System irgendwie an deine Sehgewohnheiten mit der Zeit angepas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st mir nicht aufgefall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u empfindest also, dass sich noch alles so wie am Anfang verhäl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, eigentlich sch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st dir vielleicht an dir selbst was aufgefallen, was sich mit der Zeit verändert hat, also bzgl. Deines Unterhaltungskonsum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, ich schau jetzt viel mehr über das [Abo]System, als normales Fernseh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a das freud den Anbieter und was könnte der Grund für sei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l ich da lieber rumstöber und schau... (*schmunzel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das Stöbern..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ist interessant! Halt neue Sachen zu finden.. ich schau halt gern.(*lacht*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nz allgemein, was ist dir beim Filmeschauen wichtig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a zB. Was könnte dich da in einer solchen Situation stören oder was findest du da gu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unkel sollte es sein...nö, sonst fällt mir nichts ei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ie wirst du denn allgemein auf Filme und Serien aufmerksam gemach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neben dem Stöber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 also am Anfang hab ich mehr reingeschaut als jetzt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s hat sich seitdem geänd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meiste hab ich halt jetzt schon gesehen 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so allgemein, also wenn du dir z.B. einen neuen Film im Kino anschauen möchte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o?!! (*überrascht*) eigentlich gar nicht … also mein Freund will ja da gar nicht mehr hin!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rum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 das kostet ja wieder was! Nö, aslo ich schau halt öfters am Tag ins System und dann sehe ich schon, was mir gefällt, also über das Stöbern halt (*lacht*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ut, fallen dir sonst noch Anmerkungen ein, welche von den bisherigen Fragen nicht abgedeckt wurd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ch finds eigentlich ganz OK [das System]</text:p>
          </table:table-cell>
          <table:table-cell table:number-columns-repeated="3"/>
        </table:table-row>
        <table:table-row table:style-name="ro2" table:number-rows-repeated="104850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14.661409000</meta:creation-date>
    <dc:date>2014-10-25T19:12:11.100607000</dc:date>
    <meta:editing-duration>PT5H44M46S</meta:editing-duration>
    <meta:editing-cycles>15</meta:editing-cycles>
    <meta:generator>LibreOffice/4.2.4.2$MacOSX_X86_64 LibreOffice_project/63150712c6d317d27ce2db16eb94c2f3d7b699f8</meta:generator>
    <meta:document-statistic meta:table-count="1" meta:cell-count="72" meta:object-count="0"/>
  </office:meta>
</office:document-meta>
</file>